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9cm" fo:margin-left="0cm" fo:margin-right="-0.009cm" style:page-number="auto" table:align="margins"/>
    </style:style>
    <style:style style:name="Tabela1.A" style:family="table-column">
      <style:table-column-properties style:column-width="2.614cm" style:rel-column-width="10071*"/>
    </style:style>
    <style:style style:name="Tabela1.B" style:family="table-column">
      <style:table-column-properties style:column-width="1.434cm" style:rel-column-width="5525*"/>
    </style:style>
    <style:style style:name="Tabela1.C" style:family="table-column">
      <style:table-column-properties style:column-width="6.535cm" style:rel-column-width="25179*"/>
    </style:style>
    <style:style style:name="Tabela1.D" style:family="table-column">
      <style:table-column-properties style:column-width="0.46cm" style:rel-column-width="1773*"/>
    </style:style>
    <style:style style:name="Tabela1.L" style:family="table-column">
      <style:table-column-properties style:column-width="2.745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40pt" officeooo:rsid="001dbee8" officeooo:paragraph-rsid="001dbee8" style:font-size-asian="40pt" style:font-size-complex="40pt"/>
    </style:style>
    <style:style style:name="P7" style:family="paragraph" style:parent-style-name="Table_20_Contents">
      <style:text-properties fo:font-style="italic" fo:font-weight="bold" officeooo:rsid="001dbee8" officeooo:paragraph-rsid="001dbee8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1f874d" officeooo:paragraph-rsid="001f874d" style:font-weight-asian="normal" style:font-weight-complex="normal"/>
    </style:style>
    <style:style style:name="P9" style:family="paragraph" style:parent-style-name="Standard">
      <style:text-properties style:font-name="Times New Roman" fo:font-style="normal" fo:font-weight="bold" officeooo:rsid="00224945" officeooo:paragraph-rsid="00224945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Times New Roman" fo:font-style="normal" fo:font-weight="bold" officeooo:rsid="00243efa" officeooo:paragraph-rsid="00243efa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Times New Roman" fo:font-style="normal" fo:font-weight="normal" officeooo:rsid="00224945" officeooo:paragraph-rsid="0022494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style:font-name="Times New Roman" fo:font-style="italic" fo:font-weight="normal" officeooo:rsid="00211565" officeooo:paragraph-rsid="00211565" style:font-style-asian="italic" style:font-weight-asian="normal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25d205" officeooo:paragraph-rsid="0025d205" style:font-weight-asian="normal" style:font-weight-complex="normal"/>
    </style:style>
    <style:style style:name="T1" style:family="text">
      <style:text-properties officeooo:rsid="001f874d"/>
    </style:style>
    <style:style style:name="T2" style:family="text">
      <style:text-properties style:font-name="Times New Roman" fo:font-weight="normal" officeooo:rsid="00211565" style:font-weight-asian="normal" style:font-weight-complex="normal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font-style="normal" officeooo:rsid="00211565" style:font-size-asian="12pt" style:font-style-asian="normal" style:font-size-complex="12pt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3">
            <text:p text:style-name="P6">3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7">Opcje IP i gniazda surowe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4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5">16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4">Marek Zając</text:p>
          </table:table-cell>
          <table:table-cell table:style-name="Tabela1.K4" office:value-type="string">
            <text:p text:style-name="P15">E</text:p>
          </table:table-cell>
          <table:table-cell table:style-name="Tabela1.K4" office:value-type="string">
            <text:p text:style-name="P15">E</text:p>
          </table:table-cell>
          <table:table-cell table:style-name="Tabela1.K4" office:value-type="string">
            <text:p text:style-name="P15">H</text:p>
          </table:table-cell>
          <table:table-cell table:style-name="Tabela1.K4" office:value-type="string">
            <text:p text:style-name="P15">H</text:p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5">19:30 – 21:00</text:p>
          </table:table-cell>
        </table:table-row>
      </table:table>
      <text:p text:style-name="Standard"/>
      <text:p text:style-name="P12">Zadanie 1. <text:span text:style-name="T1">Wyznaczanie trasy przez nadawcę</text:span></text:p>
      <text:p text:style-name="P8">Podana w zadaniu opcja, ma całkowity rozmiar 40B, z czego 4 bajty przeznaczone są na NOP, typ, długość i wskaźnik. Zostaje nam 36 bajtów dla adresów IP. Wiedząc, że jeden adres ma rozmiar 4B możemy policzyć, że przy podanej opcji datagram będzie mógł przejść maksymalnie przez 9 węzłów.</text:p>
      <text:p text:style-name="P13"><text:span text:style-name="T2">Opcje przekazane do funkcji </text:span><text:span text:style-name="T3">setsockopt()</text:span><text:span text:style-name="T4"> </text:span><text:span text:style-name="T5">definują, że położenie adresów IP będzie wyrównywane do wielokrotności 4 bajtów, trasa datagramu jest ściśle określona, długość opcji to 15 bajtów, pierwszy bajt adresu IP ma numer 4, datagram przejdzie przejdzie przez węzły o adresach 192.168.1.1, 192.168.5.1 oraz 192.168.0.1 .</text:span></text:p>
      <text:p text:style-name="P14"/>
      <text:p text:style-name="P9">Zadanie 2. Gniazda surowe – protokół UDP</text:p>
      <text:p text:style-name="P11"/>
      <text:p text:style-name="P10">Zadanie 3. WinPcap – protokuł TC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15T19:54:59.328000000</dc:date>
    <meta:editing-duration>PT1H12M38S</meta:editing-duration>
    <meta:editing-cycles>56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31" meta:word-count="147" meta:character-count="864" meta:non-whitespace-character-count="745"/>
  </office:meta>
</office:document-meta>
</file>